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11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2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2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2:00:07.777203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8:10:30.742202066</meta:creation-date>
    <dc:date>2024-12-28T08:17:05.639425572</dc:date>
    <meta:editing-duration>P38DT5H56M27S</meta:editing-duration>
    <meta:editing-cycles>310</meta:editing-cycles>
    <meta:generator>LibreOffice/24.8.4.2$MacOSX_AARCH64 LibreOffice_project/bb3cfa12c7b1bf994ecc5649a80400d06cd71002</meta:generator>
    <meta:document-statistic meta:table-count="2" meta:cell-count="9138" meta:object-count="0"/>
  </office:meta>
</office:document-meta>
</file>